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language="fr" fo:country="FR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language="fr" fo:country="FR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language="fr" fo:country="FR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fr" fo:country="FR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7">STRUCTURE DES MESSAGES : <text:s/>(int) </text:span><text:span text:style-name="T1">type</text:span><text:span text:style-name="T7"> (entre </text:span><text:span text:style-name="T6">0</text:span><text:span text:style-name="T7"> et </text:span><text:span text:style-name="T6">6</text:span><text:span text:style-name="T7"> ) + reste du message</text:span></text:p>
      <text:p text:style-name="P7"><text:span text:style-name="T7"><text:tab/></text:span><text:span text:style-name="T4">Légende :</text:span></text:p>
      <text:p text:style-name="P2">(type de la variable) nom de la variable </text:p>
      <text:p text:style-name="P2">« + » fait référence à la concaténation</text:p>
      <text:p text:style-name="P7"><text:span text:style-name="T6">*</text:span><text:span text:style-name="T7">string</text:span><text:span text:style-name="T6">* </text:span><text:span text:style-name="T7">veut dire une liste sous forme de string avec un séparateur à définir ultérieurement</text:span></text:p>
      <text:p text:style-name="P2"/>
      <text:p text:style-name="P2"/>
      <text:p text:style-name="Text_20_body"><text:span text:style-name="T8">0 </text:span><text:span text:style-name="T7">: </text:span><text:span text:style-name="T8"><text:s/>0 + </text:span><text:span text:style-name="T7">(bool) </text:span><text:span text:style-name="T1">type0</text:span><text:span text:style-name="T7"> + (int) </text:span><text:span text:style-name="T1">id_joueur</text:span></text:p>
      <text:p text:style-name="Text_20_body"><text:span text:style-name="T7"><text:tab/>avec : <text:tab/> -</text:span><text:span text:style-name="T1">type0</text:span><text:span text:style-name="T7"> = 1 <text:s/>si </text:span><text:span text:style-name="T8">0c </text:span><text:span text:style-name="T7">(connexion)</text:span><text:span text:style-name="T8"> </text:span><text:span text:style-name="T7"> :<text:tab/> <text:s/></text:span><text:span text:style-name="T8">0 + </text:span><text:span text:style-name="T7">1 + (int) </text:span><text:span text:style-name="T1">id_joueur</text:span></text:p>
      <text:p text:style-name="Text_20_body"><text:span text:style-name="T7"><text:tab/><text:tab/></text:span><text:span text:style-name="T8"> -</text:span><text:span text:style-name="T1">type0</text:span><text:span text:style-name="T7"> = 0 si </text:span><text:span text:style-name="T8">0d </text:span><text:span text:style-name="T7">(déconnexion) : <text:tab/> <text:s/></text:span><text:span text:style-name="T8">0 + </text:span><text:span text:style-name="T7">0 + (int) </text:span><text:span text:style-name="T1">id_joueur</text:span></text:p>
      <text:p text:style-name="Text_20_body"><text:span text:style-name="T7"><text:tab/><text:tab/>-</text:span><text:span text:style-name="T1">id_joueur</text:span><text:span text:style-name="T7"> = 0 si id inconnu (lorsque le </text:span><text:span text:style-name="T5">client</text:span><text:span text:style-name="T7"> contacte le </text:span><text:span text:style-name="T5">superviseur</text:span><text:span text:style-name="T7"> pour la première fois), puis l'objet </text:span><text:span text:style-name="T5">transfert</text:span><text:span text:style-name="T7"> du serveur remplacera ce 0 par l'id qu'il choisi lorsqu'il transmet à </text:span><text:span text:style-name="T5">superviseur</text:span></text:p>
      <text:p text:style-name="P7">1<text:span text:style-name="T12">: </text:span>1 + <text:span text:style-name="T12">(bool) </text:span><text:span text:style-name="T2">typeP1</text:span><text:span text:style-name="T9"> + (bool) </text:span><text:span text:style-name="T2">typeP2 + </text:span><text:span text:style-name="T9">(bool) </text:span><text:span text:style-name="T2">information/demande</text:span><text:span text:style-name="T9"> +</text:span><text:span text:style-name="T2"> </text:span><text:span text:style-name="T9">(int) </text:span><text:span text:style-name="T2">id_joueur</text:span><text:span text:style-name="T9"> </text:span></text:p>
      <text:p text:style-name="P4"><text:tab/>avec :</text:p>
      <text:p text:style-name="P7"><text:span text:style-name="T9"><text:tab/><text:tab/>-</text:span><text:span text:style-name="T2">id_joueur</text:span><text:span text:style-name="T9"> = 0 si envoyé par le serveur suite à une erreur( exemple : fin de partie parcequ'un joueur a été déconnecté), sinon </text:span><text:span text:style-name="T2">id_joueur</text:span><text:span text:style-name="T9"> du joueur qui demande le début, la fin de partie , qui acquiese à la demande ( de début ou de fin) ou qui la refuse, même si c'est le </text:span><text:span text:style-name="T5">superviseur</text:span><text:span text:style-name="T7"> qui retransmet cette information au second </text:span><text:span text:style-name="T5">client</text:span><text:span text:style-name="T7"> .</text:span></text:p>
      <text:p text:style-name="P2"><text:tab/><text:tab/>-(comme 2 booléens permettent de faire 4 options :)</text:p>
      <text:p text:style-name="P7"><text:span text:style-name="T7"><text:tab/><text:tab/><text:tab/></text:span><text:span text:style-name="T1">typeP1</text:span><text:span text:style-name="T7"> = 0 et </text:span><text:span text:style-name="T1">typeP2</text:span><text:span text:style-name="T7"> = 0 <text:s/>si </text:span><text:span text:style-name="T6">1d</text:span><text:span text:style-name="T7"> (début) : <text:tab/></text:span><text:span text:style-name="T6">1</text:span><text:span text:style-name="T7"> + 0+0+ (int) </text:span><text:span text:style-name="T1">id_joueur</text:span></text:p>
      <text:p text:style-name="P7"><text:span text:style-name="T7"><text:tab/><text:tab/><text:tab/></text:span><text:span text:style-name="T1">typeP1</text:span><text:span text:style-name="T7"> = 0 et </text:span><text:span text:style-name="T1">typeP2</text:span><text:span text:style-name="T7"> = 1 <text:s/>si </text:span><text:span text:style-name="T6">1f</text:span><text:span text:style-name="T7"> (fin) : <text:tab/></text:span><text:span text:style-name="T6">1</text:span><text:span text:style-name="T7"> + 0+1+ (int) </text:span><text:span text:style-name="T1">id_joueur</text:span></text:p>
      <text:p text:style-name="P7"><text:tab/><text:tab/><text:tab/><text:span text:style-name="T1">typeP1</text:span><text:span text:style-name="T7"> = 1 et </text:span><text:span text:style-name="T1">typeP2</text:span><text:span text:style-name="T7"> = 0 <text:s/>si </text:span><text:span text:style-name="T6">1o</text:span><text:span text:style-name="T7"> (OK) : <text:tab/></text:span><text:span text:style-name="T6">1</text:span><text:span text:style-name="T7"> + 1+0+ (int) </text:span><text:span text:style-name="T1">id_joueur</text:span></text:p>
      <text:p text:style-name="P7"><text:span text:style-name="T7"><text:tab/><text:tab/><text:tab/></text:span><text:span text:style-name="T1">typeP1</text:span><text:span text:style-name="T7"> = 1 et </text:span><text:span text:style-name="T1">typeP2</text:span><text:span text:style-name="T7"> = 1 <text:s/>si </text:span><text:span text:style-name="T6">1n</text:span><text:span text:style-name="T7"> (NOK) : <text:tab/></text:span><text:span text:style-name="T6">1</text:span><text:span text:style-name="T7"> + 1+1+ (int) </text:span><text:span text:style-name="T1">id_joueur</text:span></text:p>
      <text:p text:style-name="P6"><text:tab/><text:tab/>- <text:span text:style-name="T3"><text:s/></text:span>information/demande <text:span text:style-name="T3"><text:s/>valant 1 si c'est une information («  la partie débute ou termine » maintenant ) ou 0 si c'est une demande (« commencer la partie maintenant ? » ) <text:s/>pour les types OK ou NOK, ce bit est à 1</text:span></text:p>
      <text:p text:style-name="P5"><text:span text:style-name="T10">2</text:span><text:span text:style-name="T11">: </text:span><text:span text:style-name="T10">2</text:span><text:span text:style-name="T11">+(int) </text:span><text:span text:style-name="T1">numero_coup_attendu</text:span><text:span text:style-name="T11"> + (*string*) </text:span><text:span text:style-name="T1">liste_possibilites</text:span></text:p>
      <text:p text:style-name="P5"><text:span text:style-name="T10"><text:tab/>2p :</text:span><text:span text:style-name="T11"> </text:span><text:span text:style-name="T10">2</text:span><text:span text:style-name="T11">+(*string*) </text:span><text:span text:style-name="T1">liste_personnages_possibles</text:span></text:p>
      <text:p text:style-name="P5"><text:span text:style-name="T11"><text:tab/></text:span><text:span text:style-name="T10">2a </text:span><text:span text:style-name="T11">: </text:span><text:span text:style-name="T10">2</text:span><text:span text:style-name="T11">+(int) </text:span><text:span text:style-name="T1">numero_coup_attendu</text:span><text:span text:style-name="T11"> + (*string*) </text:span><text:span text:style-name="T1">liste_actions_possibles</text:span></text:p>
      <text:p text:style-name="P5"><text:span text:style-name="T1"/></text:p>
      <text:p text:style-name="P6"/>
      <text:p text:style-name="P5"><text:span text:style-name="T10">3a</text:span><text:span text:style-name="T11">: </text:span><text:span text:style-name="T10">3</text:span><text:span text:style-name="T11">+(bool) </text:span><text:span text:style-name="T1">id_joueur</text:span><text:span text:style-name="T11"> + (int) </text:span><text:span text:style-name="T1">numero_coup_joue</text:span><text:span text:style-name="T11"> +(string)</text:span><text:span text:style-name="T1">action</text:span></text:p>
      <text:p text:style-name="P5"><text:span text:style-name="T10">3p</text:span><text:span text:style-name="T11">: </text:span><text:span text:style-name="T10">3</text:span><text:span text:style-name="T11">+(bool) </text:span><text:span text:style-name="T1">id_joueur</text:span><text:span text:style-name="T11"> +(string)</text:span><text:span text:style-name="T1">personnage choisi</text:span></text:p>
      <text:p text:style-name="P2"/>
      <text:p text:style-name="P5"><text:span text:style-name="T10">4</text:span><text:span text:style-name="T11">: </text:span><text:span text:style-name="T10">4</text:span><text:span text:style-name="T11">+(int) </text:span><text:span text:style-name="T1">numero_coup_joue</text:span><text:span text:style-name="T11"> + (*string*) </text:span><text:span text:style-name="T1">etat_des_persos</text:span></text:p>
      <text:p text:style-name="P2"/>
      <text:p text:style-name="P5"><text:span text:style-name="T10">5</text:span><text:span text:style-name="T11">: </text:span><text:span text:style-name="T10">5</text:span><text:span text:style-name="T11">+(bool) </text:span><text:span text:style-name="T1">type_1 +</text:span><text:span text:style-name="T11">(bool) </text:span><text:span text:style-name="T1">type_2 + </text:span><text:span text:style-name="T11">options</text:span></text:p>
      <text:p text:style-name="P5"><text:span text:style-name="T10"><text:tab/>5d </text:span><text:span text:style-name="T11">(début): <text:tab/>5+0+0</text:span></text:p>
      <text:p text:style-name="P5"><text:span text:style-name="T10"><text:tab/>5f </text:span><text:span text:style-name="T11">(fin) : <text:tab/></text:span><text:span text:style-name="T10">5</text:span><text:span text:style-name="T11"> +0+1+(string) </text:span><text:span text:style-name="T1">gagnant</text:span></text:p>
      <text:p text:style-name="P5"><text:span text:style-name="T11"><text:tab/></text:span><text:span text:style-name="T10">5c </text:span><text:span text:style-name="T11">(coup) : <text:tab/></text:span><text:span text:style-name="T10">5</text:span><text:span text:style-name="T11"> +0+1+(string) </text:span><text:span text:style-name="T1">coup_joue</text:span></text:p>
      <text:p text:style-name="P5"><text:span text:style-name="T10">6</text:span><text:span text:style-name="T11">: </text:span><text:span text:style-name="T10">6</text:span><text:span text:style-name="T11">+(*string*) </text:span><text:span text:style-name="T1">list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01T12:44:23.62</meta:creation-date>
    <dc:date>2016-03-01T21:29:50.06</dc:date>
    <meta:editing-duration>PT8H13M19S</meta:editing-duration>
    <meta:editing-cycles>32</meta:editing-cycles>
    <meta:generator>OpenOffice/4.1.2$Win32 OpenOffice.org_project/412m3$Build-9782</meta:generator>
    <meta:document-statistic meta:table-count="0" meta:image-count="0" meta:object-count="0" meta:page-count="1" meta:paragraph-count="29" meta:word-count="371" meta:character-count="2096"/>
  </office:meta>
</office:document-meta>
</file>